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8.58cm" svg:height="12.58cm" svg:x="0.647cm" svg:y="0.5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0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6-03-16T15:12:16.226854949</meta:creation-date>
    <dc:date>2016-03-17T23:47:49.642033669</dc:date>
    <meta:editing-duration>PT18M50S</meta:editing-duration>
    <meta:editing-cycles>11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4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3" chart:reverse-direction="false" text:line-break="false" chart:link-data-style-to-source="false" chart:axis-position="0"/>
      <style:graphic-properties svg:stroke-width="0.03cm"/>
      <style:text-properties fo:font-size="14pt" style:font-size-asian="14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18pt" fo:font-style="italic" style:font-size-asian="14pt" style:font-size-complex="9pt"/>
    </style:style>
    <style:style style:name="ch6" style:family="chart">
      <style:graphic-properties svg:stroke-width="0.02cm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3cm"/>
      <style:text-properties fo:font-size="14pt" style:font-size-asian="14pt" style:font-size-complex="10pt"/>
    </style:style>
    <style:style style:name="ch8" style:family="chart">
      <style:chart-properties chart:auto-position="true" style:rotation-angle="90"/>
      <style:text-properties fo:font-family="'Century Schoolbook L'" style:font-style-name="斜体" style:font-family-generic="roman" fo:font-size="18pt" fo:font-style="italic" style:font-size-asian="14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81cm" svg:height="12.581cm" xlink:href="." xlink:type="simple" chart:class="chart:scatter" chart:style-name="ch1">
        <chart:legend svg:x="1.238cm" svg:y="1.165cm" style:legend-expansion="custom" chartooo:width="5.978cm" chartooo:height="2.576cm" style:legend-expansion-aspect-ratio="2.32065217391304" chart:style-name="ch2"/>
        <chart:plot-area chart:style-name="ch3" chart:data-source-has-labels="both" svg:x="0.868cm" svg:y="0.21cm" svg:width="7.407cm" svg:height="10.709cm">
          <chartooo:coordinate-region svg:x="1.701cm" svg:y="0.515cm" svg:width="6.427cm" svg:height="9.545cm"/>
          <chart:axis chart:dimension="x" chart:name="primary-x" chart:style-name="ch4" chartooo:axis-type="auto">
            <chart:title svg:x="4.452cm" svg:y="10.474cm" chart:style-name="ch5">
              <text:p>x</text:p>
            </chart:title>
            <chart:categories table:cell-range-address="local-table.$A$2:.$A$32"/>
            <chart:grid chart:style-name="ch6" chart:class="major"/>
          </chart:axis>
          <chart:axis chart:dimension="y" chart:name="primary-y" chart:style-name="ch7">
            <chart:title svg:x="0.001cm" svg:y="5.837cm" chart:style-name="ch8">
              <text:p>y</text:p>
            </chart:title>
            <chart:grid chart:style-name="ch6" chart:class="major"/>
          </chart:axis>
          <chart:series chart:style-name="ch9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0" chart:values-cell-range-address="local-table.$D$2:.$D$32" chart:label-cell-address="local-table.$D$1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=f(x)=2x</text:p>
              </table:table-cell>
              <table:table-cell office:value-type="string">
                <text:p>∫f(x)d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4">
                <text:p>1.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2">
                <text:p>2.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.4">
                <text:p>2.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.6">
                <text:p>2.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2">
                <text:p>3.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.4">
                <text:p>3.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3.6">
                <text:p>3.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4.2">
                <text:p>4.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.4">
                <text:p>4.4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4.6">
                <text:p>4.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.8">
                <text:p>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6.50000000000001">
                <text:p>6.5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5.2">
                <text:p>5.2</text:p>
              </table:table-cell>
              <table:table-cell office:value-type="float" office:value="7.02000000000001">
                <text:p>7.02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5.4">
                <text:p>5.4</text:p>
              </table:table-cell>
              <table:table-cell office:value-type="float" office:value="7.56000000000001">
                <text:p>7.56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5.6">
                <text:p>5.6</text:p>
              </table:table-cell>
              <table:table-cell office:value-type="float" office:value="8.12000000000001">
                <text:p>8.12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  <table:table-cell office:value-type="float" office:value="8.70000000000001">
                <text:p>8.7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30000000000001">
                <text:p>9.30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